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AFE Y 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FE NESCAFE POLVO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CAFÉ POLVO BARATO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TE BOLSAKG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TE EN BOLSITAS PREMIUM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/>
          <table:table-cell office:value-type="string">
            <text:p>TE EN BOLSITAS</text:p>
          </table:table-cell>
          <table:table-cell office:value-type="float" office:value="2000">
            <text:p>200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pta</number:text>
    </number:number-style>
    <number:number-style style:name="N119">
      <number:text>-</number:text>
      <number:number number:decimal-places="0" number:min-integer-digits="1" number:grouping="true"/>
      <number:text> pta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pta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pta</number:text>
    </number:number-style>
    <number:number-style style:name="N121">
      <number:text>-</number:text>
      <number:number number:decimal-places="2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pta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pta </number:text>
    </number:number-style>
    <number:number-style style:name="N123P1" style:volatile="true">
      <number:text>-</number:text>
      <number:number number:decimal-places="0" number:min-integer-digits="1" number:grouping="true"/>
      <number:text> pta </number:text>
    </number:number-style>
    <number:number-style style:name="N123P2" style:volatile="true">
      <number:text> - pta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   </number:text>
    </number:number-style>
    <number:number-style style:name="N124P1" style:volatile="true">
      <number:text>-</number:text>
      <number:number number:decimal-places="0" number:min-integer-digits="1" number:grouping="true"/>
      <number:text>       </number:text>
    </number:number-style>
    <number:number-style style:name="N124P2" style:volatile="true">
      <number:text> -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pta </number:text>
    </number:number-style>
    <number:number-style style:name="N125P1" style:volatile="true">
      <number:text>-</number:text>
      <number:number number:decimal-places="2" number:min-integer-digits="1" number:grouping="true"/>
      <number:text> pta </number:text>
    </number:number-style>
    <number:number-style style:name="N125P2" style:volatile="true">
      <number:text> -</number:text>
      <number:number number:decimal-places="0" number:min-integer-digits="0"/>
      <number:text> pta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  </number:text>
    </number:number-style>
    <number:number-style style:name="N126P1" style:volatile="true">
      <number:text>-</number:text>
      <number:number number:decimal-places="2" number:min-integer-digits="1" number:grouping="true"/>
      <number:text>       </number:text>
    </number:number-style>
    <number:number-style style:name="N126P2" style:volatile="true">
      <number:text> -</number:text>
      <number:number number:decimal-places="0" number:min-integer-digits="0"/>
      <number:text>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0" number:min-integer-digits="1"/>
      <number:text> </number:text>
    </number:number-style>
    <number:number-style style:name="N128">
      <number:number number:decimal-places="5" number:min-integer-digits="1"/>
      <number:text> </number:text>
    </number:number-style>
    <number:number-style style:name="N129">
      <number:number number:decimal-places="2" number:min-integer-digits="1"/>
      <number:text> </number:text>
    </number:number-style>
    <number:number-style style:name="N130">
      <number:number number:decimal-places="0" number:min-integer-digits="1"/>
      <number:text> </number:text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  <number:text> </number:text>
    </number:number-style>
    <number:number-style style:name="N133">
      <number:number number:decimal-places="3" number:min-integer-digits="1"/>
      <number:text> </number:text>
    </number:number-style>
    <number:number-style style:name="N134">
      <number:number number:decimal-places="1" number:min-integer-digits="1"/>
      <number:text> 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18/12/2015</text:date>, <text:time>15:25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5:25:04.45</meta:creation-date>
    <dc:date>2015-12-18T15:25:12.98</dc:date>
    <meta:editing-duration>PT9S</meta:editing-duration>
    <meta:editing-cycles>1</meta:editing-cycles>
    <meta:document-statistic meta:table-count="3" meta:cell-count="11" meta:object-count="0"/>
    <meta:generator>OpenOffice/4.1.2$Win32 OpenOffice.org_project/412m3$Build-9782</meta:generator>
  </office:meta>
</office:document-meta>
</file>